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99e4" officeooo:paragraph-rsid="000699e4"/>
    </style:style>
    <style:style style:name="P2" style:family="paragraph" style:parent-style-name="Standard">
      <style:text-properties officeooo:rsid="0004e7bc" officeooo:paragraph-rsid="0004e7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99e4" officeooo:paragraph-rsid="000699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 1645 – Lecture 1<text:tab/><text:tab/>8/30/21</text:p>
        <text:p text:style-name="MP1">Azeez Hakeem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3:31:35.979660454</meta:creation-date>
    <dc:date>2021-08-30T13:59:58.526757769</dc:date>
    <meta:editing-duration>PT28M23S</meta:editing-duration>
    <meta:editing-cycles>2</meta:editing-cycles>
    <meta:generator>LibreOffice/7.2.0.4$Linux_X86_64 LibreOffice_project/20$Build-4</meta:generator>
    <meta:document-statistic meta:table-count="0" meta:image-count="0" meta:object-count="0" meta:page-count="1" meta:paragraph-count="2" meta:word-count="8" meta:character-count="43" meta:non-whitespace-character-count="34"/>
  </office:meta>
</office:document-meta>
</file>